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Quote">
      <style:text-properties fo:font-style="normal" style:font-style-asian="normal"/>
    </style:style>
    <style:style style:name="P9"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fo:language="en" fo:country="US"/>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TheSansMonoCondensed-Bold" style:font-weight-complex="bold"/>
    </style:style>
    <style:style style:name="T8" style:family="text">
      <style:text-properties fo:font-weight="bold" style:font-name-asian="TheSansMonoConNormal" style:font-weight-asian="bold"/>
    </style:style>
    <style:style style:name="T9" style:family="text">
      <style:text-properties fo:font-weight="bold" style:font-name-asian="TheSansMonoConNormal" style:font-weight-asian="bold" style:font-weight-complex="bold"/>
    </style:style>
    <style:style style:name="T10" style:family="text">
      <style:text-properties style:font-name="Times" fo:language="none" fo:country="none" fo:font-weight="bold" style:font-weight-asian="bold" style:font-name-complex="Times" text:display="true"/>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bold" style:font-weight-asian="bold" style:font-name-complex="Utopia-Bold" style:font-weight-complex="bold"/>
    </style:style>
    <style:style style:name="T14" style:family="text">
      <style:text-properties fo:language="en" fo:country="US" style:font-name-complex="TheSansMonoCondensed-Bold"/>
    </style:style>
    <style:style style:name="T15" style:family="text">
      <style:text-properties fo:language="en" fo:country="US" style:font-name-complex="Utopia-Italic"/>
    </style:style>
    <style:style style:name="T16" style:family="text">
      <style:text-properties fo:language="en" fo:country="US" officeooo:rsid="001df4df"/>
    </style:style>
    <style:style style:name="T17" style:family="text">
      <style:text-properties style:font-name="Utopia-Italic" fo:language="en" fo:country="US" fo:font-style="italic" style:font-style-asian="italic" style:font-name-complex="Utopia-Italic" style:font-style-complex="italic"/>
    </style:style>
    <style:style style:name="T18" style:family="text">
      <style:text-properties style:font-name="Utopia-Italic" fo:language="en" fo:country="US" style:font-name-complex="Utopia-Italic"/>
    </style:style>
    <style:style style:name="T19" style:family="text">
      <style:text-properties style:font-name-complex="Utopia-Italic"/>
    </style:style>
    <style:style style:name="T20" style:family="text">
      <style:text-properties style:font-name-asian="TheSansMonoConNormal"/>
    </style:style>
    <style:style style:name="T21" style:family="text">
      <style:text-properties fo:font-style="normal" fo:font-weight="bold" style:font-style-asian="normal" style:font-weight-asian="bold"/>
    </style:style>
    <style:style style:name="T22" style:family="text">
      <style:text-properties style:font-name="TheSansMonoCondensed-SemiLightI" style:font-name-complex="TheSansMonoCondensed-SemiLightI"/>
    </style:style>
    <style:style style:name="T23" style:family="text">
      <style:text-properties style:font-name="TheSansMonoCondensed-Bold" fo:language="en" fo:country="US" fo:font-weight="bold" style:font-weight-asian="bold" style:font-name-complex="TheSansMonoCondensed-Bold" style:font-weight-complex="bold"/>
    </style:style>
    <style:style style:name="T24" style:family="text">
      <style:text-properties style:font-name="Utopia-Bold" fo:language="en" fo:country="US" style:font-name-complex="Utopia-Bold"/>
    </style:style>
    <style:style style:name="T25" style:family="text">
      <style:text-properties style:font-name="Utopia-Bold" fo:language="en" fo:country="US" fo:font-weight="bold" style:font-weight-asian="bold" style:font-name-complex="Utopia-Bold" style:font-weight-complex="bold"/>
    </style:style>
    <style:style style:name="T26" style:family="text">
      <style:text-properties fo:letter-spacing="-0.0008in" fo:language="en" fo:country="US" style:font-name-complex="Utopia-Italic"/>
    </style:style>
    <style:style style:name="T27" style:family="text">
      <style:text-properties style:font-name="Utopia-Regular" fo:font-style="normal" style:font-style-asian="normal" style:font-name-complex="Utopia-Regular"/>
    </style:style>
    <style:style style:name="T28" style:family="text">
      <style:text-properties style:font-name-asian="Utopia"/>
    </style:style>
    <style:style style:name="T29" style:family="text">
      <style:text-properties officeooo:rsid="001c7e53"/>
    </style:style>
    <style:style style:name="T30" style:family="text">
      <style:text-properties officeooo:rsid="001df4df"/>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5104928" text:id="ct145104928">
          <text:insertion>
            <office:change-info>
              <dc:creator>Ray Lischner</dc:creator>
              <dc:date>2013-11-09T09:47:00</dc:date>
            </office:change-info>
          </text:insertion>
        </text:changed-region>
        <text:changed-region xml:id="ct131346480" text:id="ct131346480">
          <text:deletion>
            <office:change-info>
              <dc:creator>Ray Lischner</dc:creator>
              <dc:date>2013-11-09T09:47:00</dc:date>
            </office:change-info>
            <text:p text:style-name="Text_20_body">
       <text:span text:style-name="T1">1</text:span>
      </text:p>
          </text:deletion>
        </text:changed-region>
        <text:changed-region xml:id="ct143649136" text:id="ct143649136">
          <text:format-change>
            <office:change-info>
              <dc:creator>Ray Lischner</dc:creator>
              <dc:date>2013-11-09T09:49:00</dc:date>
            </office:change-info>
          </text:format-change>
        </text:changed-region>
        <text:changed-region xml:id="ct143970624" text:id="ct143970624">
          <text:insertion>
            <office:change-info>
              <dc:creator>Ray Lischner</dc:creator>
              <dc:date>2013-11-09T09:50:00</dc:date>
            </office:change-info>
          </text:insertion>
        </text:changed-region>
        <text:changed-region xml:id="ct140610272" text:id="ct140610272">
          <text:deletion>
            <office:change-info>
              <dc:creator>Ray Lischner</dc:creator>
              <dc:date>2013-11-09T09:50:00</dc:date>
            </office:change-info>
            <text:p text:style-name="P1">1</text:p>
          </text:deletion>
        </text:changed-region>
        <text:changed-region xml:id="ct119860304" text:id="ct119860304">
          <text:format-change>
            <office:change-info>
              <dc:creator>Ray Lischner</dc:creator>
              <dc:date>2013-11-09T09:5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mic<text:span text:style-name="Comment_20_Reference"><text:span text:style-name="T10"><office:annotation><dc:creator>Fabio Claudio Ferracchiati</dc:creator><dc:date>2013-10-04T15:13:00</dc:date><text:p text:style-name="P12"><text:span text:style-name="T31">Very interesting chapter. Everything is fine.</text:span></text:p></office:annotation></text:span></text:span> Memory</text:p>
      <text:p text:style-name="Body_20_Text_20_First">Declaring pointers is all well and good, but real programs need to do more. The next step is to learn how to create new objects on the fly, at runtime. Your program takes full control over the lifetime of these objects, destroying the objects only when the program is done using them. This Exploration details how to allocate and free memory dynamically. It also continues to develop the <text:span text:style-name="Code_20_Inline">artifact</text:span> and related classes from Exploration 58.</text:p>
      <text:p text:style-name="P1">I want to warn you however, not to run off immediately and start using dynamic memory in your programs. We still have several more Explorations to go, each one building upon its predecessors. You need the full picture, which will include safer ways to manage pointers and dynamic memory.</text:p>
      <text:h text:style-name="Heading_20_1" text:outline-level="1">Allocating Memory</text:h>
      <text:p text:style-name="Body_20_Text_20_First">A <text:span text:style-name="Code_20_Inline">new</text:span> expression allocates memory for a new object, calls a constructor to initialize that object, and returns the address of the newly allocated and constructed object. The syntax is the <text:span text:style-name="Code_20_Inline">new</text:span> keyword followed by the base type, followed by an optional initializer.</text:p>
      <text:p text:style-name="Code">int *pointer{<text:span text:style-name="Code_20_Bold"><text:span text:style-name="T7">new int{42}</text:span></text:span>};</text:p>
      <text:p text:style-name="Code">std::cout &lt;&lt; *pointer &lt;&lt; '\n'; // prints 42</text:p>
      <text:p text:style-name="Code">*pointer = 10; <text:s text:c="16"/>// changes the int to 10</text:p>
      <text:p text:style-name="Text_20_body">
    <text:span text:style-name="T1">The </text:span>
    <text:span text:style-name="Code_20_Inline">
     <text:span text:style-name="T1">new</text:span>
    </text:span>
    <text:span text:style-name="T1"> expression returns the address of an lvalue. The type of the lvalue is the type you provide after the </text:span>
    <text:span text:style-name="Code_20_Inline">
     <text:span text:style-name="T1">new</text:span>
    </text:span>
    <text:span text:style-name="T1"> keyword. The normal rules for initialization apply. If the initializer is a set of empty curly braces, the newly allocated object is zero-initialized (see Exploration 3</text:span>
    <text:change-start text:change-id="ct145104928"/>
    <text:span text:style-name="T16">2</text:span>
    <text:change-end text:change-id="ct145104928"/>
    <text:change text:change-id="ct131346480"/>
    <text:span text:style-name="T1">), meaning all members are initialized to known, zero values. If you omit the curly braces entirely, the new object is default-initialized, which means objects of built-in type are left uninitialized. This is usually a bad thing, so I recommend providing an initializer with all </text:span>
    <text:span text:style-name="Code_20_Inline">
     <text:span text:style-name="T1">new</text:span>
    </text:span>
    <text:span text:style-name="T1"> expressions, such as shown in the following:</text:span>
   </text:p>
      <text:p text:style-name="Code">int *good{new int{}}; // *good == 0</text:p>
      <text:p text:style-name="Code">int *bad{new int}; <text:s text:c="3"/>// undefined behavior if you read *bad</text:p>
      <text:p text:style-name="P1">As with any other initializer, if you are initializing a class-type object, and the constructor takes multiple arguments, separate the arguments with commas.</text:p>
      <text:p text:style-name="Code">rational* piptr{new rational{355, 113}};</text:p>
      <text:p text:style-name="Text_20_body">
    <text:soft-page-break/>
    <text:span text:style-name="T1">If the C++ environment runs out of memory and cannot fulfill a new request, it throws the </text:span>
    <text:span text:style-name="Code_20_Inline">
     <text:span text:style-name="T1">std::bad_alloc</text:span>
    </text:span>
    <text:span text:style-name="T1"> exception (declared in </text:span>
    <text:span text:style-name="Code_20_Inline">
     <text:span text:style-name="T1">&lt;new&gt;</text:span>
    </text:span>
    <text:span text:style-name="T1">).</text:span>
   </text:p>
      <text:p text:style-name="Text_20_body">
    <text:span text:style-name="T1">Once allocated and initialized, a dynamically allocated object lives until you get rid of it with a </text:span>
    <text:span text:style-name="Code_20_Inline">
     <text:span text:style-name="T1">delete</text:span>
    </text:span>
    <text:span text:style-name="T1"> expression (as covered in the next section).</text:span>
   </text:p>
      <text:h text:style-name="Heading_20_1" text:outline-level="1">Freeing Memory</text:h>
      <text:p text:style-name="Body_20_Text_20_First">When your program no longer needs an object that it had allocated with a <text:span text:style-name="Code_20_Inline">new</text:span> expression, it must free that object with a <text:span text:style-name="Code_20_Inline">delete</text:span> expression. The syntax is the <text:span text:style-name="Code_20_Inline">delete</text:span> keyword followed by a pointer to the object you want to delete.</text:p>
      <text:p text:style-name="Code">int *tmp{new int{42}};</text:p>
      <text:p text:style-name="Code">// use *tmp </text:p>
      <text:p text:style-name="Code">
    <text:span text:style-name="Code_20_Bold">
     <text:span text:style-name="T5">delete tmp;</text:span>
    </text:span>
   </text:p>
      <text:p text:style-name="P1">After you delete an object, all pointers to it become invalid. It is your responsibility to ensure that you never dereference, copy, or otherwise use these pointers. The only thing you can do with a pointer variable after you delete its object is to assign a new value to the variable.</text:p>
      <text:p text:style-name="P1">Dynamic objects are more difficult to work with than other objects because they impose a greater burden on you, the programmer, to manage their lifetimes. Almost any mistake results in undefined behavior. A few of the most common mistakes are:</text:p>
      <text:list xml:id="list4722865636385908002" text:style-name="WW8Num2">
        <text:list-item>
          <text:p text:style-name="P9">Using a pointer after a <text:span text:style-name="Code_20_Inline">delete</text:span></text:p>
        </text:list-item>
        <text:list-item>
          <text:p text:style-name="P9">Invoking <text:span text:style-name="Code_20_Inline">delete</text:span> more than once on the same object</text:p>
        </text:list-item>
        <text:list-item>
          <text:p text:style-name="P9">Failing to <text:span text:style-name="Code_20_Inline">delete</text:span> an object before the program terminates</text:p>
        </text:list-item>
      </text:list>
      <text:p text:style-name="P1">Most programmers are familiar with segmentation faults, access violations, and the like. These are the most benign of the actual behavior you might encounter if you fail to follow these rules.</text:p>
      <text:p text:style-name="P1">It sure would be nice to be able to test whether a pointer is valid before dereferencing it. Too bad you can’t. The only way to ensure that your program never dereferences an invalid pointer or tries to otherwise misuse a pointer is to be very, very careful when you write programs that use pointers and dynamic memory. That’s why I waited until late in the book to introduce these topics.</text:p>
      <text:p text:style-name="Text_20_body">
    <text:span text:style-name="T1">Fortunately, C++ offers some tools to help you: one is a special pointer value that you can assign to any pointer variable to represent a “pointer to nothing.” You cannot dereference a pointer to nothing, but you can copy and assign these pointers, and most important, compare a pointer variable with the “pointer to nothing” value. In other words, when your program deletes an object, it should assign a “pointer to nothing” value to the pointer variable. By ensuring that every pointer variable stores a valid pointer or a “pointer to nothing,” you </text:span>
    <text:change-start text:change-id="ct143649136"/>
    <text:span text:style-name="Emphasis">
     <text:span text:style-name="T18">can</text:span>
    </text:span>
    <text:change-end text:change-id="ct143649136"/>
    <text:span text:style-name="T1"> safely test whether a pointer is valid before dereferencing it. </text:span>
   </text:p>
      <text:h text:style-name="Heading_20_1" text:outline-level="1"><text:soft-page-break/>Pointer to Nothing</text:h>
      <text:p text:style-name="Body_20_Text_20_First">A “pointer to nothing” is called a <text:span text:style-name="Emphasis"><text:span text:style-name="T19">null pointer</text:span></text:span> and you write a null pointer with the <text:span text:style-name="Code_20_Inline">nullptr</text:span> keyword. Use <text:span text:style-name="Code_20_Inline">nullptr</text:span> to initialize a pointer variable, as the source of an assignment, or as a function argument, as shown in the following:</text:p>
      <text:p text:style-name="Code">int* ptr{nullptr};</text:p>
      <text:p text:style-name="Code">ptr = nullptr;</text:p>
      <text:p text:style-name="P1">If you initialize a pointer with empty curly braces, you also get a null pointer. That is, the following declarations are equivalent:</text:p>
      <text:p text:style-name="Code">int* ptr1{};</text:p>
      <text:p text:style-name="Code">int* ptr2{nullptr};</text:p>
      <text:p text:style-name="Text_20_body">
    <text:span text:style-name="T1">I prefer being explicit, so I always use </text:span>
    <text:span text:style-name="Code_20_Inline">
     <text:span text:style-name="T1">nullptr</text:span>
    </text:span>
    <text:span text:style-name="T1">.</text:span>
   </text:p>
      <text:p text:style-name="Side_20_Bar_20_Head">OLD-FASHIONED Null Pointers</text:p>
      <text:p text:style-name="Side_20_Bar_20_Body">In C++ 03, a null pointer was written with an integer literal <text:span text:style-name="Code_20_Inline">0</text:span>. Before that, C programmers used <text:span text:style-name="Code_20_Inline">NULL</text:span> for null pointers. Unfortunately, a few errant C and C++ programmers also used <text:span text:style-name="Code_20_Inline">NULL</text:span> to mean zero in non-pointer expressions. Some C++ programmers continued to use <text:span text:style-name="Code_20_Inline">NULL</text:span> instead of <text:span text:style-name="Code_20_Inline">0</text:span>. As you might imagine, this led to all kinds of problems, leading to the invention of the <text:span text:style-name="Code_20_Inline">nullptr</text:span> keyword.</text:p>
      <text:p text:style-name="Side_20_Bar_20_Last">All new code should use <text:span text:style-name="Code_20_Inline">nullptr</text:span>. The addition of the <text:span text:style-name="Code_20_Inline">nullptr</text:span> keyword is such an important leap forward in clarity that I go out of my way to fix old code to use <text:span text:style-name="Code_20_Inline">nullptr</text:span>. Ordinarily, I don’t take existing, working code and go in to add C++ 11 features, but I make an exception for <text:span text:style-name="Code_20_Inline">nullptr</text:span>.</text:p>
      <text:p text:style-name="Text_20_body">
    <text:span text:style-name="T1">The bits actually stored in a pointer variable are implementation-defined. In particular, you cannot make any assumption about the bits used to represent </text:span>
    <text:span text:style-name="Code_20_Inline">
     <text:span text:style-name="T1">nullptr</text:span>
    </text:span>
    <text:span text:style-name="T1">. But whatever those bits are, C++ will use the correct address for your environment when you zero-initialize a pointer or use </text:span>
    <text:span text:style-name="Code_20_Inline">
     <text:span text:style-name="T1">nullptr</text:span>
    </text:span>
    <text:span text:style-name="T1">.</text:span>
   </text:p>
      <text:p text:style-name="P1">You have one other guarantee with null pointers: whatever value the C++ environment uses for them, no real object will ever have that value as its address. Thus, you can assign a null pointer to a variable after you delete it as a way to mark the pointer object as no longer pointing to anything.</text:p>
      <text:p text:style-name="Code">int* ptr{new int{42}};</text:p>
      <text:p text:style-name="Code">delete ptr;</text:p>
      <text:p text:style-name="Code">ptr = nullptr;</text:p>
      <text:p text:style-name="Text_20_body">
    <text:span text:style-name="T1">A good programming practice is to ensure that no pointer variable ever retains an invalid value. Assigning </text:span>
    <text:span text:style-name="Code_20_Inline">
     <text:span text:style-name="T1">nullptr</text:span>
    </text:span>
    <text:span text:style-name="T1"> to a pointer variable is one way to accomplish this.</text:span>
   </text:p>
      <text:p text:style-name="P1">A common idiom is to take advantage of short-circuiting (Exploration 1<text:change-start text:change-id="ct143970624"/><text:span text:style-name="T30">2</text:span><text:change-end text:change-id="ct143970624"/><text:change text:change-id="ct140610272"/>) to test for a null pointer, and if the pointer is not null, use it:</text:p>
      <text:p text:style-name="Code">if (ptr != nullptr and ptr-&gt;needs_work())</text:p>
      <text:p text:style-name="Code"><text:soft-page-break/><text:span text:style-name="T20"><text:s text:c="4"/></text:span>do_work(ptr);</text:p>
      <text:p text:style-name="Text_20_body"><text:span text:style-name="T1">A frequent question among newcomers to C++ is why the compiler does not generate code that automatically assigns a null pointer as part of the actions of the </text:span><text:span text:style-name="Code_20_Inline"><text:span text:style-name="T1">delete</text:span></text:span><text:span text:style-name="T1"> expression. </text:span>There are two key reasons:</text:p>
      <text:list xml:id="list139086557" text:continue-numbering="true" text:style-name="WW8Num2">
        <text:list-item>
          <text:p text:style-name="P9">The <text:span text:style-name="Code_20_Inline">delete</text:span> expression takes an rvalue as an argument, not necessarily a modifiable pointer. Thus, it may not have anything to modify.</text:p>
        </text:list-item>
        <text:list-item>
          <text:p text:style-name="P9">A program may have multiple pointers that all store the same address. Deleting the object invalidates all of these pointers. The <text:span text:style-name="Code_20_Inline">delete</text:span> expression cannot modify all of these pointers because it doesn’t know about them. It knows only about the one address that is the argument to the <text:span text:style-name="Code_20_Inline">delete</text:span> expression. Thus, modifying the argument to <text:span text:style-name="Code_20_Inline">delete</text:span> does not solve this problem. You can minimize the extent of this problem by not copying pointers.</text:p>
        </text:list-item>
      </text:list>
      <text:p text:style-name="Text_20_body">
    <text:span text:style-name="T1">C++ has some of its own uses for null pointers. You can supply a null pointer value to the </text:span>
    <text:span text:style-name="Code_20_Inline">
     <text:span text:style-name="T1">delete</text:span>
    </text:span>
    <text:span text:style-name="T1"> expression, and it safely ignores the delete request. If you wish, you can ask that the </text:span>
    <text:span text:style-name="Code_20_Inline">
     <text:span text:style-name="T1">new</text:span>
    </text:span>
    <text:span text:style-name="T1"> expression return a null pointer instead of throwing an exception when it cannot allocate enough memory for the new object. Just add </text:span>
    <text:span text:style-name="Code_20_Inline">
     <text:span text:style-name="T1">(std::nothrow)</text:span>
    </text:span>
    <text:span text:style-name="T1"> after the </text:span>
    <text:span text:style-name="Code_20_Inline">
     <text:span text:style-name="T1">new</text:span>
    </text:span>
    <text:span text:style-name="T1"> keyword and be sure to check the pointer that </text:span>
    <text:span text:style-name="Code_20_Inline">
     <text:span text:style-name="T1">new</text:span>
    </text:span>
    <text:span text:style-name="T1"> returns. The parentheses are required, and </text:span>
    <text:span text:style-name="Code_20_Inline">
     <text:span text:style-name="T1">std::nothrow</text:span>
    </text:span>
    <text:span text:style-name="T1"> is declared in </text:span>
    <text:span text:style-name="Code_20_Inline">
     <text:span text:style-name="T1">&lt;new&gt;</text:span>
    </text:span>
    <text:span text:style-name="T1">.</text:span>
   </text:p>
      <text:p text:style-name="Code">int *pointer{<text:span text:style-name="T5">new (std::nothrow) int{42}</text:span>};</text:p>
      <text:p text:style-name="Code">if (pointer != nullptr)</text:p>
      <text:p text:style-name="Code"><text:span text:style-name="T20"><text:s text:c="2"/></text:span>// do something with pointer...</text:p>
      <text:p text:style-name="Text_20_body">
    <text:span text:style-name="T1">Most programs don’t need to </text:span>
    <text:span text:style-name="Code_20_Inline">
     <text:span text:style-name="T1">#include</text:span>
    </text:span>
    <text:span text:style-name="T1"> </text:span>
    <text:span text:style-name="Code_20_Inline">
     <text:span text:style-name="T1">&lt;new&gt;</text:span>
    </text:span>
    <text:span text:style-name="T1">. You need that header only if you use </text:span>
    <text:span text:style-name="Code_20_Inline">
     <text:span text:style-name="T1">std::nothrow</text:span>
    </text:span>
    <text:span text:style-name="T1"> or catch </text:span>
    <text:span text:style-name="Code_20_Inline">
     <text:span text:style-name="T1">std::bad_alloc</text:span>
    </text:span>
    <text:span text:style-name="T1">.</text:span>
   </text:p>
      <text:p text:style-name="Text_20_body">
    <text:span text:style-name="T1">If you define a pointer variable without initializing it, the variable’s initial value is garbage. This is bad, and you are courting disaster—don’t do it. If you don’t have a valid address to use as the pointer’s initial value, use </text:span>
    <text:span text:style-name="Code_20_Inline">
     <text:span text:style-name="T1">nullptr</text:span>
    </text:span>
    <text:span text:style-name="T1">.</text:span>
   </text:p>
      <text:h text:style-name="Heading_20_1" text:outline-level="1">Implementing Standard Containers</text:h>
      <text:p text:style-name="Body_20_Text_20_First">Have you ever wondered how the standard containers actually work? If, for instance, I were to ask you to implement <text:span text:style-name="Code_20_Inline">std::map</text:span> or <text:span text:style-name="Code_20_Inline">std::set</text:span>, could you do it? A full, high-quality implementation of any standard container is surprisingly difficult, but it isn’t hard to grasp the basic principles.</text:p>
      <text:p text:style-name="Text_20_body">
    <text:span text:style-name="T1">The standard mandates logarithmic complexity for the associative containers. That is, lookups and insertion must have logarithmic performance, which pretty much forces a tree implementation. Most standard C++ libraries use red-black trees. A quick trip to the Internet will provide the algorithms—even working code—to implement red-black trees. The details of balancing the trees obscure the interesting use of pointers, so let’s pick a simpler container: </text:span>
    <text:span text:style-name="Code_20_Inline">
     <text:span text:style-name="T1">list</text:span>
    </text:span>
    <text:span text:style-name="T1">.</text:span>
   </text:p>
      <text:p text:style-name="Text_20_body">
    <text:span text:style-name="T1">The </text:span>
    <text:span text:style-name="Code_20_Inline">
     <text:span text:style-name="T1">list</text:span>
    </text:span>
    <text:span text:style-name="T1"> class template implements a common doubly-linked list. Start with a simplified definition of the </text:span>
    <text:span text:style-name="Code_20_Inline">
     <text:span text:style-name="T1">list</text:span>
    </text:span>
    <text:span text:style-name="T1"> class template itself, as shown in Listing 59-1.</text:span>
   </text:p>
      <text:p text:style-name="Code_20_Caption"><text:span text:style-name="T21">Listing 59-1.</text:span> Defining the <text:span text:style-name="Code_20_Inline"><text:span text:style-name="T22">list</text:span></text:span> Class Template</text:p>
      <text:p text:style-name="Code">template&lt;class T&gt;</text:p>
      <text:p text:style-name="Code"><text:soft-page-break/>class list</text:p>
      <text:p text:style-name="Code">{</text:p>
      <text:p text:style-name="Code">public:</text:p>
      <text:p text:style-name="Code"><text:span text:style-name="T20"><text:s text:c="3"/></text:span>list()</text:p>
      <text:p text:style-name="Code"><text:span text:style-name="T20"><text:s text:c="2"/></text:span>: head_{nullptr}, tail_{nullptr}, size_{0}</text:p>
      <text:p text:style-name="Code"><text:span text:style-name="T20"><text:s text:c="2"/></text:span>{}</text:p>
      <text:p text:style-name="Code"><text:span text:style-name="T20"><text:s text:c="2"/></text:span>~list() { clear(); }</text:p>
      <text:p text:style-name="Code"/>
      <text:p text:style-name="Code"><text:span text:style-name="T20"><text:s text:c="2"/></text:span>void clear(); <text:s text:c="14"/>///&lt; Erase all nodes in the list. Reset size to 0.</text:p>
      <text:p text:style-name="Code"><text:span text:style-name="T20"><text:s text:c="2"/></text:span>void push_back(T const&amp; x); ///&lt; Add to tail.</text:p>
      <text:p text:style-name="Code"><text:span text:style-name="T20"><text:s text:c="2"/></text:span>void pop_back(); <text:s text:c="11"/>///&lt; Erase from tail.</text:p>
      <text:p text:style-name="Code"><text:span text:style-name="T20"><text:s text:c="2"/></text:span>// Other useful functions omitted for brevity...</text:p>
      <text:p text:style-name="Code">private:</text:p>
      <text:p text:style-name="Code"><text:span text:style-name="T20"><text:s text:c="2"/></text:span>class node</text:p>
      <text:p text:style-name="Code"><text:span text:style-name="T20"><text:s text:c="2"/></text:span>{</text:p>
      <text:p text:style-name="Code"><text:span text:style-name="T20"><text:s text:c="2"/></text:span>public:</text:p>
      <text:p text:style-name="Code"><text:span text:style-name="T20"><text:s text:c="4"/></text:span>node(T const&amp; key)</text:p>
      <text:p text:style-name="Code"><text:span text:style-name="T20"><text:s text:c="4"/></text:span>: next_{nullptr}, prev_{nullptr}, value_{key}</text:p>
      <text:p text:style-name="Code"><text:span text:style-name="T20"><text:s text:c="4"/></text:span>{}</text:p>
      <text:p text:style-name="Code"><text:span text:style-name="T20"><text:s text:c="4"/></text:span>node* next_;</text:p>
      <text:p text:style-name="Code"><text:span text:style-name="T20"><text:s text:c="4"/></text:span>node* prev_;</text:p>
      <text:p text:style-name="Code"><text:span text:style-name="T20"><text:s text:c="4"/></text:span>T <text:s text:c="4"/>value_;</text:p>
      <text:p text:style-name="Code"><text:span text:style-name="T20"><text:s text:c="2"/></text:span>};</text:p>
      <text:p text:style-name="Code"/>
      <text:p text:style-name="Code"><text:span text:style-name="T20"><text:s text:c="2"/></text:span>node* head_; <text:s text:c="6"/>///&lt; Start of the list</text:p>
      <text:p text:style-name="Code"><text:span text:style-name="T20"><text:s text:c="2"/></text:span>node* tail_; <text:s text:c="6"/>///&lt; End of the list</text:p>
      <text:p text:style-name="Code"><text:span text:style-name="T20"><text:s text:c="2"/></text:span>std::size_t size_; ///&lt; Number of nodes in the list</text:p>
      <text:p text:style-name="Code">};</text:p>
      <text:p text:style-name="Text_20_body">
    <text:span text:style-name="T1">A </text:span>
    <text:span text:style-name="Code_20_Inline">
     <text:span text:style-name="T1">list</text:span>
    </text:span>
    <text:span text:style-name="T1"> has a number of </text:span>
    <text:span text:style-name="Code_20_Inline">
     <text:span text:style-name="T1">insert</text:span>
    </text:span>
    <text:span text:style-name="T1"> and </text:span>
    <text:span text:style-name="Code_20_Inline">
     <text:span text:style-name="T1">erase</text:span>
    </text:span>
    <text:span text:style-name="T1"> functions. For the sake of simplicity, this example implements only </text:span>
    <text:span text:style-name="Code_20_Inline">
     <text:span text:style-name="T1">push_back</text:span>
    </text:span>
    <text:span text:style-name="T1"> and </text:span>
    <text:span text:style-name="Code_20_Inline">
     <text:span text:style-name="T1">pop_back</text:span>
    </text:span>
    <text:span text:style-name="T1"> in Listing 59-2.</text:span>
   </text:p>
      <text:p text:style-name="Code_20_Caption"><text:span text:style-name="T21">Listing 59-2.</text:span> Implementing <text:span text:style-name="Code_20_Inline"><text:span text:style-name="T22">list::push_back</text:span></text:span> and <text:span text:style-name="Code_20_Inline"><text:span text:style-name="T22">list::pop_back</text:span></text:span></text:p>
      <text:p text:style-name="Code">template&lt;class T&gt;</text:p>
      <text:p text:style-name="Code">void list&lt;T&gt;::push_back(T const&amp; x)</text:p>
      <text:p text:style-name="Code">{</text:p>
      <text:p text:style-name="Code">
    <text:span text:style-name="Code_20_Bold">
     <text:span text:style-name="T8">
      <text:s text:c="4"/>
     </text:span>
    </text:span>
    <text:span text:style-name="Code_20_Bold">
     <text:span text:style-name="T5">node* n{new node{x}};</text:span>
    </text:span>
   </text:p>
      <text:p text:style-name="Code"><text:span text:style-name="T20"><text:s text:c="4"/></text:span>if (tail_ == nullptr)</text:p>
      <text:p text:style-name="Code"><text:span text:style-name="T20"><text:s text:c="8"/></text:span>head_ = tail_ = n;</text:p>
      <text:p text:style-name="Code"><text:span text:style-name="T20"><text:s text:c="4"/></text:span>else</text:p>
      <text:p text:style-name="Code"><text:span text:style-name="T20"><text:s text:c="4"/></text:span>{</text:p>
      <text:p text:style-name="Code"><text:span text:style-name="T20"><text:s text:c="8"/></text:span>n-&gt;prev_ = tail_;</text:p>
      <text:p text:style-name="Code"><text:span text:style-name="T20"><text:s text:c="8"/></text:span>tail_-&gt;next = n;</text:p>
      <text:p text:style-name="Code"><text:span text:style-name="T20"><text:s text:c="4"/></text:span>}</text:p>
      <text:p text:style-name="Code"><text:span text:style-name="T20"><text:s text:c="4"/></text:span>++size_;</text:p>
      <text:p text:style-name="Code">}</text:p>
      <text:p text:style-name="Code"/>
      <text:p text:style-name="Code">template&lt;class T&gt;</text:p>
      <text:p text:style-name="Code">void list&lt;T&gt;::pop_back()</text:p>
      <text:p text:style-name="Code">{</text:p>
      <text:p text:style-name="Code"><text:span text:style-name="T20"><text:s text:c="4"/></text:span>node* n{tail_};</text:p>
      <text:p text:style-name="Code"><text:span text:style-name="T20"><text:s text:c="4"/></text:span>if (head_ == tail_)</text:p>
      <text:p text:style-name="Code"><text:span text:style-name="T20"><text:s text:c="8"/></text:span>head_ = tail_ = nullptr;</text:p>
      <text:p text:style-name="Code"><text:span text:style-name="T20"><text:s text:c="4"/></text:span>else</text:p>
      <text:p text:style-name="Code"><text:span text:style-name="T20"><text:s text:c="4"/></text:span>{</text:p>
      <text:p text:style-name="Code"><text:soft-page-break/><text:span text:style-name="T20"><text:s text:c="8"/></text:span>tail_ = tail_-&gt;prev_;</text:p>
      <text:p text:style-name="Code"><text:span text:style-name="T20"><text:s text:c="8"/></text:span>tail_-&gt;next_ = nullptr;</text:p>
      <text:p text:style-name="Code"><text:span text:style-name="T20"><text:s text:c="4"/></text:span>}</text:p>
      <text:p text:style-name="Code"><text:span text:style-name="T20"><text:s text:c="4"/></text:span>--size_;</text:p>
      <text:p text:style-name="Code">
    <text:span text:style-name="Code_20_Bold">
     <text:span text:style-name="T8">
      <text:s text:c="4"/>
     </text:span>
    </text:span>
    <text:span text:style-name="Code_20_Bold">
     <text:span text:style-name="T5">delete n;</text:span>
    </text:span>
   </text:p>
      <text:p text:style-name="Code">}</text:p>
      <text:p text:style-name="Text_20_body">
    <text:span text:style-name="T1">Notice how </text:span>
    <text:span text:style-name="Code_20_Inline">
     <text:span text:style-name="T1">pop_back</text:span>
    </text:span>
    <text:span text:style-name="T1"> removes the node from the list, ensures that the list is in a valid state, and then deletes the memory. Also notice how </text:span>
    <text:span text:style-name="Code_20_Inline">
     <text:span text:style-name="T1">pop_back</text:span>
    </text:span>
    <text:span text:style-name="T1"> does not need to set </text:span>
    <text:span text:style-name="Code_20_Inline">
     <text:span text:style-name="T1">n</text:span>
    </text:span>
    <text:span text:style-name="T1"> to a null pointer. Instead, the function simply returns; it has no opportunity to refer to the address of the deleted memory. These two techniques are ways that help ensure that your program handles dynamic memory correctly.</text:span>
   </text:p>
      <text:h text:style-name="Heading_20_1" text:outline-level="1">Adding Variables</text:h>
      <text:p text:style-name="Body_20_Text_20_First">Now return to the dependencies example that you started in Exploration 58. Let’s add a new feature: variables. If an input line contains only one string, and the string contains an equal sign, it is a variable assignment. The variable name is to the left of the equal sign; the value is to the right. In this over-simplified example, no spaces are allowed around the equal sign or in the variable’s value.</text:p>
      <text:p text:style-name="P1">An artifact can contain a variable reference, which is a dollar sign, followed by the variable name in parentheses. The variable’s value replaces the reference in its containing string. If a variable is not defined, automatically define it as an empty string.</text:p>
      <text:p text:style-name="Code">NUM=1</text:p>
      <text:p text:style-name="Code">target$(NUM) source$(NUM)</text:p>
      <text:p text:style-name="Code">NUM=2</text:p>
      <text:p text:style-name="Code">target$(NUM) source$(NUM)</text:p>
      <text:p text:style-name="Code">source1 hdrX</text:p>
      <text:p text:style-name="Code">source2 hdrY</text:p>
      <text:p text:style-name="Code">all target1</text:p>
      <text:p text:style-name="Code">all target2</text:p>
      <text:p text:style-name="Text_20_body">
    <text:span text:style-name="T1">The target </text:span>
    <text:span text:style-name="Code_20_Inline">
     <text:span text:style-name="T1">all</text:span>
    </text:span>
    <text:span text:style-name="T1"> depends on </text:span>
    <text:span text:style-name="Code_20_Inline">
     <text:span text:style-name="T1">target1</text:span>
    </text:span>
    <text:span text:style-name="T1"> and </text:span>
    <text:span text:style-name="Code_20_Inline">
     <text:span text:style-name="T1">target2</text:span>
    </text:span>
    <text:span text:style-name="T1">. In turn, </text:span>
    <text:span text:style-name="Code_20_Inline">
     <text:span text:style-name="T1">target1</text:span>
    </text:span>
    <text:span text:style-name="T1"> depends on </text:span>
    <text:span text:style-name="Code_20_Inline">
     <text:span text:style-name="T1">source1</text:span>
    </text:span>
    <text:span text:style-name="T1"> and </text:span>
    <text:span text:style-name="Code_20_Inline">
     <text:span text:style-name="T1">target2</text:span>
    </text:span>
    <text:span text:style-name="T1"> depends on </text:span>
    <text:span text:style-name="Code_20_Inline">
     <text:span text:style-name="T1">source2</text:span>
    </text:span>
    <text:span text:style-name="T1">. Finally, </text:span>
    <text:span text:style-name="Code_20_Inline">
     <text:span text:style-name="T1">source1</text:span>
    </text:span>
    <text:span text:style-name="T1"> depends on </text:span>
    <text:span text:style-name="Code_20_Inline">
     <text:span text:style-name="T1">hdrX</text:span>
    </text:span>
    <text:span text:style-name="T1"> and </text:span>
    <text:span text:style-name="Code_20_Inline">
     <text:span text:style-name="T1">source2</text:span>
    </text:span>
    <text:span text:style-name="T1"> depends on </text:span>
    <text:span text:style-name="Code_20_Inline">
     <text:span text:style-name="T1">hdrY</text:span>
    </text:span>
    <text:span text:style-name="T1">.</text:span>
   </text:p>
      <text:p text:style-name="Text_20_body">
    <text:span text:style-name="T12">Add an </text:span>
    <text:span text:style-name="Code_20_Inline">
     <text:span text:style-name="T23">expand</text:span>
    </text:span>
    <text:span text:style-name="T12"> function that takes a string, expands variables, and returns the result.</text:span>
    <text:span text:style-name="T1"> What if the expansion of a variable contains further variable references? I suggest expanding all variables and re-expanding the string until no more variables remain to be expanded. The </text:span>
    <text:span text:style-name="Code_20_Inline">
     <text:span text:style-name="T1">std::string</text:span>
    </text:span>
    <text:span text:style-name="T1"> class has a number of helpful member functions: the </text:span>
    <text:span text:style-name="Code_20_Inline">
     <text:span text:style-name="T1">find()</text:span>
    </text:span>
    <text:span text:style-name="T1"> function searches for the first occurrence of a substring or a character and returns the index of the substring or the constant </text:span>
    <text:span text:style-name="Code_20_Inline">
     <text:span text:style-name="T1">std::string::npos</text:span>
    </text:span>
    <text:span text:style-name="T1"> to mean “not found.” The index type is </text:span>
    <text:span text:style-name="Code_20_Inline">
     <text:span text:style-name="T1">std::string::size_type</text:span>
    </text:span>
    <text:span text:style-name="T1">. Pass an optional second argument to specify the position at which the search should begin.</text:span>
   </text:p>
      <text:p text:style-name="Code">std::string::size_type pos{str.find('$', 4)}; // start searching at index 4</text:p>
      <text:p text:style-name="Text_20_body">
    <text:span text:style-name="T1">The </text:span>
    <text:span text:style-name="Code_20_Inline">
     <text:span text:style-name="T1">substr()</text:span>
    </text:span>
    <text:span text:style-name="T1"> member function takes two arguments, a starting position and a length, and returns a substring. The second argument is optional; omit it to mean “the rest of the string.” The </text:span>
    <text:span text:style-name="Code_20_Inline">
     <text:span text:style-name="T1">replace()</text:span>
    </text:span>
    <text:span text:style-name="T1"> function has several forms. It replaces a substring with a new string. Pass the starting index and length of the substring to replace, followed by the replacement string.</text:span>
   </text:p>
      <text:p text:style-name="Code">str.replace(start, length, replacement);</text:p>
      <text:p text:style-name="Text_20_body">
    <text:soft-page-break/>
    <text:span text:style-name="T1">For now, use a global map to store variables. Call it </text:span>
    <text:span text:style-name="Code_20_Inline">
     <text:span text:style-name="T1">variables</text:span>
    </text:span>
    <text:span text:style-name="T1">. Listing 59-3 presents my implementation of the </text:span>
    <text:span text:style-name="Code_20_Inline">
     <text:span text:style-name="T1">expand</text:span>
    </text:span>
    <text:span text:style-name="T1"> function.</text:span>
   </text:p>
      <text:p text:style-name="Code_20_Caption"><text:span text:style-name="T21">Listing 59-3.</text:span> Expanding Variables</text:p>
      <text:p text:style-name="Code">typedef std::map&lt;std::string, std::string&gt; variable_map;</text:p>
      <text:p text:style-name="Code">variable_map variables{};</text:p>
      <text:p text:style-name="Code"/>
      <text:p text:style-name="Code">std::string expand(std::string str)</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 Skip the dollar sign,</text:p>
      <text:p text:style-name="Code"><text:span text:style-name="T20"><text:s text:c="9"/></text:spa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text:span text:style-name="T20"><text:s text:c="9"/></text:span>str.replace(pos, end - pos + 1, variables[varname]);</text:p>
      <text:p text:style-name="Code"><text:span text:style-name="T20"><text:s text:c="9"/></text:span>// Scan the replacement text for more variables.</text:p>
      <text:p text:style-name="Code"><text:span text:style-name="T20"><text:s text:c="9"/></text:span>start = pos;</text:p>
      <text:p text:style-name="Code"><text:span text:style-name="T20"><text:s text:c="6"/></text:span>}</text:p>
      <text:p text:style-name="Code"><text:span text:style-name="T20"><text:s text:c="3"/></text:span>}</text:p>
      <text:p text:style-name="Code">}</text:p>
      <text:p text:style-name="Text_20_body">
    <text:span text:style-name="Code_20_Bold">
     <text:span text:style-name="T13">Now modify the input function</text:span>
    </text:span>
    <text:span text:style-name="T1"> to recognize a variable definition, parse the definition to extract the variable name and value, and store the variable and its value in the </text:span>
    <text:span text:style-name="Code_20_Inline">
     <text:span text:style-name="T1">variables</text:span>
    </text:span>
    <text:span text:style-name="T1"> map. Listing 59-4 illustrates how I rewrote the </text:span>
    <text:span text:style-name="Code_20_Inline">
     <text:span text:style-name="T1">main</text:span>
    </text:span>
    <text:span text:style-name="T1"> function to parse variable definitions.</text:span>
   </text:p>
      <text:p text:style-name="Code_20_Caption"><text:span text:style-name="T21">Listing 59-4.</text:span> Parsing Variable Definitions</text:p>
      <text:p text:style-name="Code">
    <text:span text:style-name="Code_20_Bold">
     <text:span text:style-name="T5">void parse_graph(std::istream&amp; in, dependency_graph&amp; graph)</text:span>
    </text:span>
   </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
    <text:span text:style-name="Code_20_Bold">
     <text:span text:style-name="T8">
      <text:s text:c="6"/>
     </text:span>
    </text:span>
    <text:span text:style-name="Code_20_Bold">
     <text:span text:style-name="T5">artifact* target{lookup_artifact(expand(target_name))};</text:span>
    </text:span>
   </text:p>
      <text:p text:style-name="Code">
    <text:soft-page-break/>
    <text:span text:style-name="Code_20_Bold">
     <text:span text:style-name="T8">
      <text:s text:c="6"/>
     </text:span>
    </text:span>
    <text:span text:style-name="Code_20_Bold">
     <text:span text:style-name="T5">artifact* dependency{lookup_artifact(expand(dependency_name))};</text:span>
    </text:span>
   </text:p>
      <text:p text:style-name="Code"><text:span text:style-name="T20"><text:s text:c="6"/></text:span>graph.store_dependency(target, dependency);</text:p>
      <text:p text:style-name="Code"><text:span text:style-name="T20"><text:s text:c="4"/></text:span>}</text:p>
      <text:p text:style-name="Code"><text:span text:style-name="T20"><text:s text:c="4"/></text:span>else if (not target_name.empty())</text:p>
      <text:p text:style-name="Code"><text:span text:style-name="T20"><text:s text:c="4"/></text:span>{</text:p>
      <text:p text:style-name="Code">
    <text:span text:style-name="Code_20_Bold">
     <text:span text:style-name="T8">
      <text:s text:c="6"/>
     </text:span>
    </text:span>
    <text:span text:style-name="Code_20_Bold">
     <text:span text:style-name="T5">std::string::size_type equal{target_name.find('=')};</text:span>
    </text:span>
   </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6"/></text:span>{</text:p>
      <text:p text:style-name="Code">
    <text:span text:style-name="Code_20_Bold">
     <text:span text:style-name="T9">
      <text:s text:c="8"/>
     </text:span>
    </text:span>
    <text:span text:style-name="Code_20_Bold">
     <text:span text:style-name="T6">std::string variable_name{target_name.substr(0, equal)};</text:span>
    </text:span>
   </text:p>
      <text:p text:style-name="Code">
    <text:span text:style-name="Code_20_Bold">
     <text:span text:style-name="T9">
      <text:s text:c="8"/>
     </text:span>
    </text:span>
    <text:span text:style-name="Code_20_Bold">
     <text:span text:style-name="T6">std::string variable_value{target_name.substr(equal+1)};</text:span>
    </text:span>
   </text:p>
      <text:p text:style-name="Code">
    <text:span text:style-name="Code_20_Bold">
     <text:span text:style-name="T9">
      <text:s text:c="8"/>
     </text:span>
    </text:span>
    <text:span text:style-name="Code_20_Bold">
     <text:span text:style-name="T6">variables[variable_name] = variable_value;</text:span>
    </text:span>
   </text:p>
      <text:p text:style-name="Code"><text:span text:style-name="T20"><text:s text:c="6"/></text:span>}</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p text:style-name="Code"/>
      <text:p text:style-name="Code">int main()</text:p>
      <text:p text:style-name="Code">{</text:p>
      <text:p text:style-name="Code"><text:span text:style-name="T20"><text:s text:c="2"/></text:span>dependency_graph graph{};</text:p>
      <text:p text:style-name="Code"/>
      <text:p text:style-name="Code">
    <text:span text:style-name="Code_20_Bold">
     <text:span text:style-name="T8">
      <text:s text:c="2"/>
     </text:span>
    </text:span>
    <text:span text:style-name="Code_20_Bold">
     <text:span text:style-name="T5">parse_graph(std::cin, graph);</text:span>
    </text:span>
   </text:p>
      <text:p text:style-name="Code"/>
      <text:p text:style-name="Code"><text:span text:style-name="T20"><text:s text:c="2"/></text:span>try {</text:p>
      <text:p text:style-name="Code"><text:span text:style-name="T20"><text:s text:c="4"/></text:span>// Get the sorted artifacts in reverse order.</text:p>
      <text:p text:style-name="Code"><text:span text:style-name="T20"><text:s text:c="4"/></text:span>std::vector&lt;artifact*&gt; sorted;</text:p>
      <text:p text:style-name="Code"><text:span text:style-name="T20"><text:s text:c="4"/></text:span>graph.sort(std::back_inserter(sorted));</text:p>
      <text:p text:style-name="Code"/>
      <text:p text:style-name="Code"><text:span text:style-name="T20"><text:s text:c="4"/></text:span>// Then print the artifacts in the correct order.</text:p>
      <text:p text:style-name="Code"><text:span text:style-name="T20"><text:s text:c="4"/></text:span>for (auto it(sorted.rbegin()), end(sorted.rend());</text:p>
      <text:p text:style-name="Code"><text:span text:style-name="T20"><text:s text:c="9"/></text:span>it != end;</text:p>
      <text:p text:style-name="Code"><text:span text:style-name="T20"><text:s text:c="9"/></text:span>++it)</text:p>
      <text:p text:style-name="Code"><text:span text:style-name="T20"><text:s text:c="4"/></text:span>{</text:p>
      <text:p text:style-name="Code"><text:span text:style-name="T20"><text:s text:c="6"/></text:span>std::cout &lt;&lt; (*it)-&gt;name() &lt;&lt; '\n';</text:p>
      <text:p text:style-name="Code"><text:span text:style-name="T20"><text:s text:c="4"/></text:span>}</text:p>
      <text:p text:style-name="Code"><text:span text:style-name="T20"><text:s text:c="2"/></text:span>} catch (std::runtime_error const&amp; ex) {</text:p>
      <text:p text:style-name="Code"><text:span text:style-name="T20"><text:s text:c="4"/></text:span>std::cerr &lt;&lt; ex.what() &lt;&lt; '\n';</text:p>
      <text:p text:style-name="Code"><text:span text:style-name="T20"><text:s text:c="4"/></text:span>return EXIT_FAILURE;</text:p>
      <text:p text:style-name="Code"><text:span text:style-name="T20"><text:s text:c="2"/></text:span>}</text:p>
      <text:p text:style-name="Code">}</text:p>
      <text:p text:style-name="Text_20_body">
    <text:span text:style-name="T1">This seemed like a good time to factor the input to its own function, </text:span>
    <text:span text:style-name="Code_20_Inline">
     <text:span text:style-name="T14">parse_graph</text:span>
    </text:span>
    <text:span text:style-name="T1">. So far, the modifications have not used dynamic memory, at least not explicitly. (Do you think the </text:span>
    <text:span text:style-name="Code_20_Inline">
     <text:span text:style-name="T1">std::string</text:span>
    </text:span>
    <text:span text:style-name="T1"> class uses dynamic memory in its implementation?) The next step is to permit per-target variables. That is, if the input starts with a target name, and instead of a dependency name, the second string is a variable definition, that definition applies only to that target.</text:span>
   </text:p>
      <text:p text:style-name="Code">NUM=1</text:p>
      <text:p text:style-name="Code">target$(NUM) SRC=1</text:p>
      <text:p text:style-name="Code">target$(NUM) source$(SRC)</text:p>
      <text:p text:style-name="Code">target2 <text:s text:c="5"/>source$(NUM)</text:p>
      <text:p text:style-name="Code">target2 <text:s text:c="5"/>source$(SRC)</text:p>
      <text:p text:style-name="Text_20_body">
    <text:soft-page-break/>
    <text:span text:style-name="T1">The </text:span>
    <text:span text:style-name="Code_20_Inline">
     <text:span text:style-name="T1">NUM</text:span>
    </text:span>
    <text:span text:style-name="T1"> variable is global, so </text:span>
    <text:span text:style-name="Code_20_Inline">
     <text:span text:style-name="T1">target2</text:span>
    </text:span>
    <text:span text:style-name="T1"> depends on </text:span>
    <text:span text:style-name="Code_20_Inline">
     <text:span text:style-name="T1">source1</text:span>
    </text:span>
    <text:span text:style-name="T1">. The </text:span>
    <text:span text:style-name="Code_20_Inline">
     <text:span text:style-name="T1">SRC</text:span>
    </text:span>
    <text:span text:style-name="T1"> variable applies only to </text:span>
    <text:change-start text:change-id="ct119860304"/>
    <text:span text:style-name="Code_20_Inline">
     <text:span text:style-name="T1">target1</text:span>
    </text:span>
    <text:change-end text:change-id="ct119860304"/>
    <text:span text:style-name="T1">, so </text:span>
    <text:span text:style-name="Code_20_Inline">
     <text:span text:style-name="T1">target1</text:span>
    </text:span>
    <text:span text:style-name="T1"> depends on </text:span>
    <text:span text:style-name="Code_20_Inline">
     <text:span text:style-name="T1">source1</text:span>
    </text:span>
    <text:span text:style-name="T1">. On the other hand, </text:span>
    <text:span text:style-name="Code_20_Inline">
     <text:span text:style-name="T1">target2</text:span>
    </text:span>
    <text:span text:style-name="T1"> depends on </text:span>
    <text:span text:style-name="Code_20_Inline">
     <text:span text:style-name="T1">source</text:span>
    </text:span>
    <text:span text:style-name="T1">, not </text:span>
    <text:span text:style-name="Code_20_Inline">
     <text:span text:style-name="T1">source2</text:span>
    </text:span>
    <text:span text:style-name="T1"> because </text:span>
    <text:span text:style-name="Code_20_Inline">
     <text:span text:style-name="T1">target2</text:span>
    </text:span>
    <text:span text:style-name="T1"> does not have a </text:span>
    <text:span text:style-name="Code_20_Inline">
     <text:span text:style-name="T1">SRC</text:span>
    </text:span>
    <text:span text:style-name="T1"> variable, and unknown variables expand to an empty string.</text:span>
   </text:p>
      <text:p text:style-name="P1">One implementation is to add a map object to every artifact. Most artifacts do not have variables, however, so that can become wasteful. An alternative implementation uses dynamic memory and allocates a map only if a target has at least one variable. To look up a variable for a target, look only in the global map. To look up a variable for a dependency, first check the target’s map then check the global map.</text:p>
      <text:p text:style-name="Text_20_body">
    <text:span text:style-name="T1">As the program evolves, the difference between a target and a dependency grows. This is to be expected because in real life, they are quite different. Targets get actions, for example, so you can build them. You may well argue that now is a good time for refactoring, to create two derived classes: </text:span>
    <text:span text:style-name="Code_20_Inline">
     <text:span text:style-name="T1">target</text:span>
    </text:span>
    <text:span text:style-name="T1"> and </text:span>
    <text:span text:style-name="Code_20_Inline">
     <text:span text:style-name="T1">dependency</text:span>
    </text:span>
    <text:span text:style-name="T1">. Only the </text:span>
    <text:span text:style-name="Code_20_Inline">
     <text:span text:style-name="T1">target</text:span>
    </text:span>
    <text:span text:style-name="T1"> class could have a map for variables. I grant you extra credit if you decide to undertake this refactoring now. To keep the solution simple, however, I will make the fewest modifications possible as we go along.</text:span>
   </text:p>
      <text:p text:style-name="Text_20_body">
    <text:span text:style-name="Strong_20_Emphasis">
     <text:span text:style-name="T24">Start with the new </text:span>
    </text:span>
    <text:span text:style-name="Code_20_Bold">
     <text:span text:style-name="T14">artifact</text:span>
    </text:span>
    <text:span text:style-name="Strong_20_Emphasis">
     <text:span text:style-name="T24"> class.</text:span>
    </text:span>
    <text:span text:style-name="T12"> </text:span>
    <text:span text:style-name="T1">In addition to the new map, add an </text:span>
    <text:span text:style-name="Code_20_Inline">
     <text:span text:style-name="T1">expand</text:span>
    </text:span>
    <text:span text:style-name="T1"> member function, which hides the details of the two-level lookup. Compare your solution with mine, which is shown in Listing 59-5.</text:span>
   </text:p>
      <text:p text:style-name="Code_20_Caption"><text:span text:style-name="T21">Listing 59-5.</text:span> Adding Variable Storage and Lookup to the <text:span text:style-name="Code_20_Inline"><text:span text:style-name="T22">artifact</text:span></text:span> Class</text:p>
      <text:p text:style-name="Code">#ifndef ARTIFACT_HPP_</text:p>
      <text:p text:style-name="Code">#define ARTIFACT_HPP_</text:p>
      <text:p text:style-name="Code"/>
      <text:p text:style-name="Code">#include &lt;chrono&gt;</text:p>
      <text:p text:style-name="Code">#include &lt;string&gt;</text:p>
      <text:p text:style-name="Code"/>
      <text:p text:style-name="Code">
    <text:span text:style-name="Code_20_Bold">
     <text:span text:style-name="T5">#include "variables.hpp"</text:span>
    </text:span>
   </text:p>
      <text:p text:style-name="Code"/>
      <text:p text:style-name="Code">class artifact</text:p>
      <text:p text:style-name="Code">{</text:p>
      <text:p text:style-name="Code">public:</text:p>
      <text:p text:style-name="Code"><text:span text:style-name="T20"><text:s text:c="2"/></text:span>typedef <text:s/>std::chrono::system_clock clock;</text:p>
      <text:p text:style-name="Code"><text:span text:style-name="T20"><text:s text:c="2"/></text:span>artifact()</text:p>
      <text:p text:style-name="Code"><text:span text:style-name="T20"><text:s text:c="2"/></text:span>: name_{}, mod_time_{clock::time_point{}}, variables_{nullptr}</text:p>
      <text:p text:style-name="Code"><text:span text:style-name="T20"><text:s text:c="2"/></text:span>{}</text:p>
      <text:p text:style-name="Code"><text:span text:style-name="T20"><text:s text:c="2"/></text:span>artifact(std::string const&amp; name)</text:p>
      <text:p text:style-name="P7"><text:span text:style-name="T20"><text:s text:c="2"/></text:span>: name_{name}, mod_time_{get_mod_time()}, variables_{nullptr}</text:p>
      <text:p text:style-name="Code"><text:span text:style-name="T20"><text:s text:c="2"/></text:span>{}</text:p>
      <text:p text:style-name="Code">
    <text:span text:style-name="Code_20_Bold">
     <text:span text:style-name="T8">
      <text:s text:c="2"/>
     </text:span>
    </text:span>
    <text:span text:style-name="Code_20_Bold">
     <text:span text:style-name="T5">~artifact()</text:span>
    </text:span>
   </text:p>
      <text:p text:style-name="Code">
    <text:span text:style-name="Code_20_Bold">
     <text:span text:style-name="T8">
      <text:s text:c="2"/>
     </text:span>
    </text:span>
    <text:span text:style-name="Code_20_Bold">
     <text:span text:style-name="T5">{</text:span>
    </text:span>
   </text:p>
      <text:p text:style-name="Code">
    <text:span text:style-name="Code_20_Bold">
     <text:span text:style-name="T8">
      <text:s text:c="4"/>
     </text:span>
    </text:span>
    <text:span text:style-name="Code_20_Bold">
     <text:span text:style-name="T5">delete variables_;</text:span>
    </text:span>
   </text:p>
      <text:p text:style-name="Code">
    <text:span text:style-name="Code_20_Bold">
     <text:span text:style-name="T8">
      <text:s text:c="2"/>
     </text:span>
    </text:span>
    <text:span text:style-name="Code_20_Bold">
     <text:span text:style-name="T5">}</text:span>
    </text:span>
   </text:p>
      <text:p text:style-name="Code"/>
      <text:p text:style-name="Code"><text:span text:style-name="T20"><text:s text:c="2"/></text:span>std::string const&amp; name() <text:s text:c="4"/>const { return name_; }</text:p>
      <text:p text:style-name="Code"><text:span text:style-name="T20"><text:s text:c="2"/></text:span>clock::time_point <text:s/>mod_time() const { return mod_time_; }</text:p>
      <text:p text:style-name="P7"><text:span text:style-name="T20"><text:s text:c="2"/></text:span>std::string <text:s text:c="7"/>expand(std::string str) const</text:p>
      <text:p text:style-name="P7"><text:span text:style-name="T20"><text:s text:c="2"/></text:span>{</text:p>
      <text:p text:style-name="P7"><text:span text:style-name="T20"><text:s text:c="4"/></text:span>return ::expand(str, variables_);</text:p>
      <text:p text:style-name="P7"><text:span text:style-name="T20"><text:s text:c="2"/></text:span>}</text:p>
      <text:p text:style-name="P7"/>
      <text:p text:style-name="Code"><text:soft-page-break/><text:span text:style-name="T20"><text:s text:c="2"/></text:span>/// Build a target.</text:p>
      <text:p text:style-name="Code"><text:span text:style-name="T20"><text:s text:c="2"/></text:span>/// After completing the actions (not yet implemented),</text:p>
      <text:p text:style-name="Code"><text:span text:style-name="T20"><text:s text:c="2"/></text:span>/// update the modification time.</text:p>
      <text:p text:style-name="Code"><text:span text:style-name="T20"><text:s text:c="2"/></text:span>void build();</text:p>
      <text:p text:style-name="Code"/>
      <text:p text:style-name="Code"><text:span text:style-name="T20"><text:s text:c="2"/></text:span>/// Look up the modification time of the artifact.</text:p>
      <text:p text:style-name="Code"><text:span text:style-name="T20"><text:s text:c="2"/></text:span>/// Return time_point{} if the artifact does not</text:p>
      <text:p text:style-name="Code"><text:span text:style-name="T20"><text:s text:c="2"/></text:span>/// exist (and therefore must be built) or if the time cannot</text:p>
      <text:p text:style-name="Code"><text:span text:style-name="T20"><text:s text:c="2"/></text:span>/// be obtained for any other reason.</text:p>
      <text:p text:style-name="Code"><text:span text:style-name="T20"><text:s text:c="2"/></text:span>clock::time_point get_mod_time()</text:p>
      <text:p text:style-name="Code"><text:span text:style-name="T20"><text:s text:c="2"/></text:span>{</text:p>
      <text:p text:style-name="Code"><text:span text:style-name="T20"><text:s text:c="4"/></text:span>// Real programs should get this information from the</text:p>
      <text:p text:style-name="Code"><text:span text:style-name="T20"><text:s text:c="4"/></text:span>// operating system. This program returns the current time.</text:p>
      <text:p text:style-name="Code"><text:span text:style-name="T20"><text:s text:c="4"/></text:span>return clock::now();</text:p>
      <text:p text:style-name="Code"><text:span text:style-name="T20"><text:s text:c="2"/></text:span>}</text:p>
      <text:p text:style-name="Code"/>
      <text:p text:style-name="Code">
    <text:span text:style-name="Code_20_Bold">
     <text:span text:style-name="T8">
      <text:s text:c="2"/>
     </text:span>
    </text:span>
    <text:span text:style-name="Code_20_Bold">
     <text:span text:style-name="T5">/// Store a per-target variable.</text:span>
    </text:span>
   </text:p>
      <text:p text:style-name="Code">
    <text:span text:style-name="Code_20_Bold">
     <text:span text:style-name="T8">
      <text:s text:c="2"/>
     </text:span>
    </text:span>
    <text:span text:style-name="Code_20_Bold">
     <text:span text:style-name="T5">void store_variable(std::string const&amp; name, std::string const&amp; value)</text:span>
    </text:span>
   </text:p>
      <text:p text:style-name="Code">
    <text:span text:style-name="Code_20_Bold">
     <text:span text:style-name="T8">
      <text:s text:c="2"/>
     </text:span>
    </text:span>
    <text:span text:style-name="Code_20_Bold">
     <text:span text:style-name="T5">{</text:span>
    </text:span>
   </text:p>
      <text:p text:style-name="Code">
    <text:span text:style-name="Code_20_Bold">
     <text:span text:style-name="T8">
      <text:s text:c="4"/>
     </text:span>
    </text:span>
    <text:span text:style-name="Code_20_Bold">
     <text:span text:style-name="T5">if (variables_ == nullptr)</text:span>
    </text:span>
   </text:p>
      <text:p text:style-name="Code">
    <text:span text:style-name="Code_20_Bold">
     <text:span text:style-name="T8">
      <text:s text:c="6"/>
     </text:span>
    </text:span>
    <text:span text:style-name="Code_20_Bold">
     <text:span text:style-name="T5">variables_ = new variable_map;</text:span>
    </text:span>
   </text:p>
      <text:p text:style-name="Code">
    <text:span text:style-name="Code_20_Bold">
     <text:span text:style-name="T8">
      <text:s text:c="4"/>
     </text:span>
    </text:span>
    <text:span text:style-name="Code_20_Bold">
     <text:span text:style-name="T5">(*variables_)[name] = value;</text:span>
    </text:span>
   </text:p>
      <text:p text:style-name="Code">
    <text:span text:style-name="Code_20_Bold">
     <text:span text:style-name="T8">
      <text:s text:c="2"/>
     </text:span>
    </text:span>
    <text:span text:style-name="Code_20_Bold">
     <text:span text:style-name="T5">}</text:span>
    </text:span>
   </text:p>
      <text:p text:style-name="Code">private:</text:p>
      <text:p text:style-name="Code"><text:span text:style-name="T20"><text:s text:c="2"/></text:span>std::string name_;</text:p>
      <text:p text:style-name="Code"><text:span text:style-name="T20"><text:s text:c="2"/></text:span>clock::time_point mod_time_;</text:p>
      <text:p text:style-name="Code">
    <text:span text:style-name="Code_20_Bold">
     <text:span text:style-name="T8">
      <text:s text:c="2"/>
     </text:span>
    </text:span>
    <text:span text:style-name="Code_20_Bold">
     <text:span text:style-name="T5">variable_map* variables_;</text:span>
    </text:span>
   </text:p>
      <text:p text:style-name="Code">};</text:p>
      <text:p text:style-name="Code"/>
      <text:p text:style-name="Code">#endif // ARTIFACT_HPP_</text:p>
      <text:p text:style-name="Text_20_body">
    <text:span text:style-name="T1">Note that the new destructor does not need to test whether the </text:span>
    <text:span text:style-name="Code_20_Inline">
     <text:span text:style-name="T1">variables_</text:span>
    </text:span>
    <text:span text:style-name="T1"> variable is set to anything. The value will be either a null pointer or the address of a map. The </text:span>
    <text:span text:style-name="Code_20_Inline">
     <text:span text:style-name="T1">delete</text:span>
    </text:span>
    <text:span text:style-name="T1"> expression handles both and does the right thing: nothing for a null pointer or deletes the memory for an address. Thus, the destructor is easy to write and understand.</text:span>
   </text:p>
      <text:p text:style-name="Text_20_body">
    <text:span text:style-name="T1">I hid a number of details in the new header, </text:span>
    <text:span text:style-name="Code_20_Inline">
     <text:span text:style-name="T26">variables.hpp</text:span>
    </text:span>
    <text:span text:style-name="T1">, which I present in Listing 59-6.</text:span>
   </text:p>
      <text:p text:style-name="Code_20_Caption"><text:span text:style-name="T21">Listing 59-6.</text:span> The <text:span text:style-name="T27">variables.hpp</text:span> File</text:p>
      <text:p text:style-name="Code">#ifndef VARIABLES_HPP_</text:p>
      <text:p text:style-name="Code">#define VARIABLES_HPP_</text:p>
      <text:p text:style-name="Code"/>
      <text:p text:style-name="Code">#include &lt;map&gt;</text:p>
      <text:p text:style-name="Code">#include &lt;string&gt;</text:p>
      <text:p text:style-name="Code"/>
      <text:p text:style-name="Code">typedef std::map&lt;std::string, std::string&gt; variable_map;</text:p>
      <text:p text:style-name="Code">extern variable_map global_variables;</text:p>
      <text:p text:style-name="Code"/>
      <text:p text:style-name="Code">/// Expand variables in a string using a local map</text:p>
      <text:p text:style-name="Code">/// and the global map.</text:p>
      <text:p text:style-name="Code">/// @param str The string to expand</text:p>
      <text:p text:style-name="Code">/// @param local_variables The optional, local map; can be null</text:p>
      <text:p text:style-name="Code">/// @return The expanded string</text:p>
      <text:p text:style-name="Code">std::string expand(std::string str, variable_map const* local_variables);</text:p>
      <text:p text:style-name="Code">
    <text:soft-page-break/>
   </text:p>
      <text:p text:style-name="Code">#endif // VARIABLES_HPP_</text:p>
      <text:p text:style-name="Text_20_body">
    <text:span text:style-name="T1">The implementation of the new </text:span>
    <text:span text:style-name="Code_20_Inline">
     <text:span text:style-name="T1">expand</text:span>
    </text:span>
    <text:span text:style-name="T1"> function is in </text:span>
    <text:span text:style-name="Code_20_Inline">
     <text:span text:style-name="T15">variables.cpp</text:span>
    </text:span>
    <text:span text:style-name="T1">, shown in Listing 59-7.</text:span>
   </text:p>
      <text:p text:style-name="Code_20_Caption"><text:span text:style-name="T21">Listing 59-7.</text:span> The <text:span text:style-name="T27">variables.cpp</text:span> File Implements the <text:span text:style-name="Code_20_Inline"><text:span text:style-name="T22">expand</text:span></text:span> Function</text:p>
      <text:p text:style-name="Code">#include "variables.hpp"</text:p>
      <text:p text:style-name="Code"/>
      <text:p text:style-name="Code">
    <text:span text:style-name="Code_20_Bold">
     <text:span text:style-name="T5">variable_map global_variables{};</text:span>
    </text:span>
   </text:p>
      <text:p text:style-name="P7"/>
      <text:p text:style-name="Code">
    <text:span text:style-name="Code_20_Bold">
     <text:span text:style-name="T5">// Get a variable's value. Try the local variables first; if not found</text:span>
    </text:span>
   </text:p>
      <text:p text:style-name="Code">
    <text:span text:style-name="Code_20_Bold">
     <text:span text:style-name="T5">// try the global variables. If still not found, define the name with</text:span>
    </text:span>
   </text:p>
      <text:p text:style-name="Code">
    <text:span text:style-name="Code_20_Bold">
     <text:span text:style-name="T5">// an empty string and return an empty string. Subsequent lookups of</text:span>
    </text:span>
   </text:p>
      <text:p text:style-name="Code">
    <text:span text:style-name="Code_20_Bold">
     <text:span text:style-name="T5">// the same name will find the empty string. Exercise for reader:</text:span>
    </text:span>
   </text:p>
      <text:p text:style-name="Code">
    <text:span text:style-name="Code_20_Bold">
     <text:span text:style-name="T5">// print a message the first time the undefined variable's name</text:span>
    </text:span>
   </text:p>
      <text:p text:style-name="Code">
    <text:span text:style-name="Code_20_Bold">
     <text:span text:style-name="T5">// is used.</text:span>
    </text:span>
   </text:p>
      <text:p text:style-name="Code">
    <text:span text:style-name="Code_20_Bold">
     <text:span text:style-name="T5">std::string get_value(std::string const&amp; name, variable_map const* local_variables)</text:span>
    </text:span>
   </text:p>
      <text:p text:style-name="Code">
    <text:span text:style-name="Code_20_Bold">
     <text:span text:style-name="T5">{</text:span>
    </text:span>
   </text:p>
      <text:p text:style-name="Code">
    <text:span text:style-name="Code_20_Bold">
     <text:span text:style-name="T8">
      <text:s text:c="3"/>
     </text:span>
    </text:span>
    <text:span text:style-name="Code_20_Bold">
     <text:span text:style-name="T5">if (local_variables != nullptr)</text:span>
    </text:span>
   </text:p>
      <text:p text:style-name="Code">
    <text:span text:style-name="Code_20_Bold">
     <text:span text:style-name="T8">
      <text:s text:c="3"/>
     </text:span>
    </text:span>
    <text:span text:style-name="Code_20_Bold">
     <text:span text:style-name="T5">{</text:span>
    </text:span>
   </text:p>
      <text:p text:style-name="Code">
    <text:span text:style-name="Code_20_Bold">
     <text:span text:style-name="T8">
      <text:s text:c="6"/>
     </text:span>
    </text:span>
    <text:span text:style-name="Code_20_Bold">
     <text:span text:style-name="T5">variable_map::const_iterator iter{local_variables-&gt;find(name)};</text:span>
    </text:span>
   </text:p>
      <text:p text:style-name="Code">
    <text:span text:style-name="Code_20_Bold">
     <text:span text:style-name="T8">
      <text:s text:c="6"/>
     </text:span>
    </text:span>
    <text:span text:style-name="Code_20_Bold">
     <text:span text:style-name="T5">if (iter != local_variables-&gt;end())</text:span>
    </text:span>
   </text:p>
      <text:p text:style-name="Code">
    <text:span text:style-name="Code_20_Bold">
     <text:span text:style-name="T8">
      <text:s text:c="9"/>
     </text:span>
    </text:span>
    <text:span text:style-name="Code_20_Bold">
     <text:span text:style-name="T5">return iter-&gt;second;</text:span>
    </text:span>
   </text:p>
      <text:p text:style-name="Code">
    <text:span text:style-name="Code_20_Bold">
     <text:span text:style-name="T8">
      <text:s text:c="3"/>
     </text:span>
    </text:span>
    <text:span text:style-name="Code_20_Bold">
     <text:span text:style-name="T5">}</text:span>
    </text:span>
   </text:p>
      <text:p text:style-name="Code">
    <text:span text:style-name="Code_20_Bold">
     <text:span text:style-name="T8">
      <text:s text:c="3"/>
     </text:span>
    </text:span>
    <text:span text:style-name="Code_20_Bold">
     <text:span text:style-name="T5">return global_variables[name];</text:span>
    </text:span>
   </text:p>
      <text:p text:style-name="Code">
    <text:span text:style-name="Code_20_Bold">
     <text:span text:style-name="T5">}</text:span>
    </text:span>
   </text:p>
      <text:p text:style-name="Code"/>
      <text:p text:style-name="Code">
    <text:span text:style-name="Code_20_Bold">
     <text:span text:style-name="T5">std::string expand(std::string str, variable_map const* local_variables)</text:span>
    </text:span>
   </text:p>
      <text:p text:style-name="Code">{</text:p>
      <text:p text:style-name="Code"><text:span text:style-name="T20"><text:s text:c="3"/></text:span>std::string::size_type start{0}; // start searching here</text:p>
      <text:p text:style-name="Code"><text:span text:style-name="T20"><text:s text:c="3"/></text:span>while (true)</text:p>
      <text:p text:style-name="Code"><text:span text:style-name="T20"><text:s text:c="3"/></text:span>{</text:p>
      <text:p text:style-name="Code"><text:span text:style-name="T20"><text:s text:c="6"/></text:span>// Find a dollar sign.</text:p>
      <text:p text:style-name="Code"><text:span text:style-name="T20"><text:s text:c="6"/></text:span>std::string::size_type pos{str.find('$', start)};</text:p>
      <text:p text:style-name="Code"><text:span text:style-name="T20"><text:s text:c="6"/></text:span>if (pos == std::string::npos)</text:p>
      <text:p text:style-name="Code"><text:span text:style-name="T20"><text:s text:c="9"/></text:span>// No more dollar signs.</text:p>
      <text:p text:style-name="Code"><text:span text:style-name="T20"><text:s text:c="9"/></text:span>return str;</text:p>
      <text:p text:style-name="Code"><text:span text:style-name="T20"><text:s text:c="6"/></text:span>if (pos == str.size() - 1 or str[pos + 1] != '(')</text:p>
      <text:p text:style-name="Code"><text:span text:style-name="T20"><text:s text:c="9"/></text:span>// Not a variable reference.</text:p>
      <text:p text:style-name="Code"><text:span text:style-name="T20"><text:s text:c="9"/></text:span>// Skip the dollar sign, and keep searching.</text:p>
      <text:p text:style-name="Code"><text:span text:style-name="T20"><text:s text:c="9"/></text:span>start = pos + 1;</text:p>
      <text:p text:style-name="Code"><text:span text:style-name="T20"><text:s text:c="6"/></text:span>else</text:p>
      <text:p text:style-name="Code"><text:span text:style-name="T20"><text:s text:c="6"/></text:span>{</text:p>
      <text:p text:style-name="Code"><text:span text:style-name="T20"><text:s text:c="9"/></text:span>std::string::size_type end{str.find(')', pos)};</text:p>
      <text:p text:style-name="Code"><text:span text:style-name="T20"><text:s text:c="9"/></text:span>if (end == std::string::npos)</text:p>
      <text:p text:style-name="Code"><text:span text:style-name="T20"><text:s text:c="12"/></text:span>// No closing parenthesis.</text:p>
      <text:p text:style-name="Code"><text:span text:style-name="T20"><text:s text:c="12"/></text:span>return str;</text:p>
      <text:p text:style-name="Code"/>
      <text:p text:style-name="Code"><text:span text:style-name="T20"><text:s text:c="9"/></text:span>// Get the variable name.</text:p>
      <text:p text:style-name="Code"><text:span text:style-name="T20"><text:s text:c="9"/></text:span>std::string varname{str.substr(pos + 2, end - pos - 2)};</text:p>
      <text:p text:style-name="Code"><text:span text:style-name="T20"><text:s text:c="9"/></text:span>// Replace the entire variable reference.</text:p>
      <text:p text:style-name="Code">
    <text:span text:style-name="Code_20_Bold">
     <text:span text:style-name="T8">
      <text:s text:c="9"/>
     </text:span>
    </text:span>
    <text:span text:style-name="Code_20_Bold">
     <text:span text:style-name="T5">std::string value{get_value(varname, local_variables)};</text:span>
    </text:span>
   </text:p>
      <text:p text:style-name="Code">
    <text:span text:style-name="Code_20_Bold">
     <text:span text:style-name="T8">
      <text:s text:c="9"/>
     </text:span>
    </text:span>
    <text:span text:style-name="Code_20_Bold">
     <text:span text:style-name="T5">str.replace(pos, end - pos + 1, value);</text:span>
    </text:span>
   </text:p>
      <text:p text:style-name="Code">
    <text:span text:style-name="Code_20_Bold">
     <text:span text:style-name="T8">
      <text:s text:c="9"/>
     </text:span>
    </text:span>
    <text:span text:style-name="Code_20_Bold">
     <text:span text:style-name="T5">// Scan the replacement text for more variables.</text:span>
    </text:span>
   </text:p>
      <text:p text:style-name="Code"><text:soft-page-break/><text:span text:style-name="T20"><text:s text:c="9"/></text:span>start = pos;</text:p>
      <text:p text:style-name="Code"><text:span text:style-name="T20"><text:s text:c="6"/></text:span>}</text:p>
      <text:p text:style-name="Code"><text:span text:style-name="T20"><text:s text:c="3"/></text:span>}</text:p>
      <text:p text:style-name="Code">}</text:p>
      <text:p text:style-name="Text_20_body">
    <text:span text:style-name="T1">The only task that remains is to update the parser. </text:span>
    <text:span text:style-name="T25">Modify the </text:span>
    <text:span text:style-name="Code_20_Inline">
     <text:span text:style-name="T23">parse_graph</text:span>
    </text:span>
    <text:span text:style-name="T25"> function to parse target-specific variables.</text:span>
    <text:span text:style-name="T1"> Compare your solution with that of mine in Listing 59-8.</text:span>
   </text:p>
      <text:p text:style-name="Code_20_Caption"><text:span text:style-name="T21">Listing 59-8.</text:span> Adding Per-Target Variables to <text:span text:style-name="Code_20_Inline"><text:span text:style-name="T22">parse_graph</text:span></text:span></text:p>
      <text:p text:style-name="Code">void parse_graph(std::istream&amp; in, dependency_graph&amp; graph)</text:p>
      <text:p text:style-name="Code">{</text:p>
      <text:p text:style-name="Code"><text:span text:style-name="T20"><text:s text:c="2"/></text:span>std::string line{};</text:p>
      <text:p text:style-name="Code"><text:span text:style-name="T20"><text:s text:c="2"/></text:span>while (std::getline(in, line))</text:p>
      <text:p text:style-name="Code"><text:span text:style-name="T20"><text:s text:c="2"/></text:span>{</text:p>
      <text:p text:style-name="Code"><text:span text:style-name="T20"><text:s text:c="4"/></text:span>std::string target_name{}, dependency_name{};</text:p>
      <text:p text:style-name="Code"><text:span text:style-name="T20"><text:s text:c="4"/></text:span>std::istringstream stream{line};</text:p>
      <text:p text:style-name="Code"><text:span text:style-name="T20"><text:s text:c="4"/></text:span>if (stream &gt;&gt; target_name &gt;&gt; dependency_name)</text:p>
      <text:p text:style-name="Code"><text:span text:style-name="T20"><text:s text:c="4"/></text:span>{</text:p>
      <text:p text:style-name="Code">
    <text:span text:style-name="Code_20_Bold">
     <text:span text:style-name="T8">
      <text:s text:c="6"/>
     </text:span>
    </text:span>
    <text:span text:style-name="Code_20_Bold">
     <text:span text:style-name="T5">artifact* target{lookup_artifact(expand(target_name, 0))};</text:span>
    </text:span>
   </text:p>
      <text:p text:style-name="Code">
    <text:span text:style-name="Code_20_Bold">
     <text:span text:style-name="T8">
      <text:s text:c="6"/>
     </text:span>
    </text:span>
    <text:span text:style-name="Code_20_Bold">
     <text:span text:style-name="T5">std::string::size_type equal{dependency_name.find('=')};</text:span>
    </text:span>
   </text:p>
      <text:p text:style-name="Code">
    <text:span text:style-name="Code_20_Bold">
     <text:span text:style-name="T8">
      <text:s text:c="6"/>
     </text:span>
    </text:span>
    <text:span text:style-name="Code_20_Bold">
     <text:span text:style-name="T5">if (equal == std::string::npos)</text:span>
    </text:span>
   </text:p>
      <text:p text:style-name="Code">
    <text:span text:style-name="Code_20_Bold">
     <text:span text:style-name="T8">
      <text:s text:c="6"/>
     </text:span>
    </text:span>
    <text:span text:style-name="Code_20_Bold">
     <text:span text:style-name="T5">{</text:span>
    </text:span>
   </text:p>
      <text:p text:style-name="Code">
    <text:span text:style-name="Code_20_Bold">
     <text:span text:style-name="T8">
      <text:s text:c="8"/>
     </text:span>
    </text:span>
    <text:span text:style-name="Code_20_Bold">
     <text:span text:style-name="T5">// It's a dependency specification</text:span>
    </text:span>
   </text:p>
      <text:p text:style-name="Code">
    <text:span text:style-name="Code_20_Bold">
     <text:span text:style-name="T8">
      <text:s text:c="8"/>
     </text:span>
    </text:span>
    <text:span text:style-name="Code_20_Bold">
     <text:span text:style-name="T5">artifact* dependency{lookup_artifact(target-&gt;expand(dependency_name))};</text:span>
    </text:span>
   </text:p>
      <text:p text:style-name="Code"><text:span text:style-name="T20"><text:s text:c="8"/></text:span>graph.store_dependency(target, dependency);</text:p>
      <text:p text:style-name="Code">
    <text:span text:style-name="Code_20_Bold">
     <text:span text:style-name="T8">
      <text:s text:c="6"/>
     </text:span>
    </text:span>
    <text:span text:style-name="Code_20_Bold">
     <text:span text:style-name="T5">}</text:span>
    </text:span>
   </text:p>
      <text:p text:style-name="Code">
    <text:span text:style-name="Code_20_Bold">
     <text:span text:style-name="T8">
      <text:s text:c="6"/>
     </text:span>
    </text:span>
    <text:span text:style-name="Code_20_Bold">
     <text:span text:style-name="T5">else</text:span>
    </text:span>
   </text:p>
      <text:p text:style-name="Code">
    <text:span text:style-name="Code_20_Bold">
     <text:span text:style-name="T8">
      <text:s text:c="8"/>
     </text:span>
    </text:span>
    <text:span text:style-name="Code_20_Bold">
     <text:span text:style-name="T5">// It's a target-specific variable</text:span>
    </text:span>
   </text:p>
      <text:p text:style-name="Code">
    <text:span text:style-name="Code_20_Bold">
     <text:span text:style-name="T8">
      <text:s text:c="8"/>
     </text:span>
    </text:span>
    <text:span text:style-name="Code_20_Bold">
     <text:span text:style-name="T5">target-&gt;store_variable(dependency_name.substr(0, equal-1),</text:span>
    </text:span>
   </text:p>
      <text:p text:style-name="Code">
    <text:span text:style-name="Code_20_Bold">
     <text:span text:style-name="T8">
      <text:s text:c="31"/>
     </text:span>
    </text:span>
    <text:span text:style-name="Code_20_Bold">
     <text:span text:style-name="T5">dependency_name.substr(equal+1));</text:span>
    </text:span>
   </text:p>
      <text:p text:style-name="Code"><text:span text:style-name="T20"><text:s text:c="4"/></text:span>}</text:p>
      <text:p text:style-name="Code"><text:span text:style-name="T20"><text:s text:c="4"/></text:span>else if (not target_name.empty())</text:p>
      <text:p text:style-name="Code"><text:span text:style-name="T20"><text:s text:c="4"/></text:span>{</text:p>
      <text:p text:style-name="Code"><text:span text:style-name="T20"><text:s text:c="6"/></text:span>std::string::size_type equal{target_name.find('=')};</text:p>
      <text:p text:style-name="Code"><text:span text:style-name="T20"><text:s text:c="6"/></text:span>if (equal == std::string::npos)</text:p>
      <text:p text:style-name="Code"><text:span text:style-name="T20"><text:s text:c="8"/></text:span>// Input line has a target with no dependency,</text:p>
      <text:p text:style-name="Code"><text:span text:style-name="T20"><text:s text:c="8"/></text:span>// so report an error.</text:p>
      <text:p text:style-name="Code"><text:span text:style-name="T20"><text:s text:c="8"/></text:span>std::cerr &lt;&lt; "malformed input: target, " &lt;&lt; target_name &lt;&lt;</text:p>
      <text:p text:style-name="Code"><text:span text:style-name="T20"><text:s text:c="21"/></text:span>", must be followed by a dependency name\n";</text:p>
      <text:p text:style-name="Code"><text:span text:style-name="T20"><text:s text:c="6"/></text:span>else</text:p>
      <text:p text:style-name="Code"><text:span text:style-name="T20"><text:s text:c="8"/></text:span>global_variables[target_name.substr(0, equal)] =</text:p>
      <text:p text:style-name="Code"><text:span text:style-name="T20"><text:s text:c="42"/></text:span>target_name.substr(equal+1);</text:p>
      <text:p text:style-name="Code"><text:span text:style-name="T20"><text:s text:c="4"/></text:span>}</text:p>
      <text:p text:style-name="Code"><text:span text:style-name="T20"><text:s text:c="4"/></text:span>// else ignore blank lines</text:p>
      <text:p text:style-name="Code"><text:span text:style-name="T20"><text:s text:c="2"/></text:span>}</text:p>
      <text:p text:style-name="Code">}</text:p>
      <text:h text:style-name="Heading_20_1" text:outline-level="1">Special Member Functions</text:h>
      <text:p text:style-name="Body_20_Text_20_First">The program seems to function, but it still needs work. As written, it triggers undefined behavior if the <text:span text:style-name="Code_20_Inline">artifact</text:span> class is copied. To understand what’s going on, consider the program in Listing 59-9.</text:p>
      <text:p text:style-name="Code_20_Caption"><text:soft-page-break/><text:span text:style-name="T21">Listing 59-9.</text:span> Simple Wrapper for Dynamic Memory</text:p>
      <text:p text:style-name="Code">#include &lt;iostream&gt;</text:p>
      <text:p text:style-name="Code"/>
      <text:p text:style-name="Code">class wrapper</text:p>
      <text:p text:style-name="Code">{</text:p>
      <text:p text:style-name="Code">public:</text:p>
      <text:p text:style-name="Code"><text:span text:style-name="T20"><text:s text:c="3"/></text:span>wrapper(int x) : p_{new int{x}} {}</text:p>
      <text:p text:style-name="Code"><text:span text:style-name="T20"><text:s text:c="3"/></text:span>~wrapper() <text:s text:c="21"/>{ delete p_; }</text:p>
      <text:p text:style-name="Code"><text:span text:style-name="T20"><text:s text:c="3"/></text:span>int value() const <text:s text:c="14"/>{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p>
      <text:p text:style-name="Text_20_body">
    <text:span text:style-name="Strong_20_Emphasis">
     <text:span text:style-name="T1">Predict the output from this program.</text:span>
    </text:span>
   </text:p>
      <text:p text:style-name="Unnumbered_20_List">_____________________________________________________________</text:p>
      <text:p text:style-name="Text_20_body">
    <text:span text:style-name="T1">The behavior is undefined, so I cannot predict exactly how it will work on your system. Most likely, the program will fail with some kind of memory violation. It is possible that the program will run without any observable sign of failure. It’s also possible that it will print a seemingly random value instead of </text:span>
    <text:span text:style-name="Code_20_Inline">
     <text:span text:style-name="T1">43</text:span>
    </text:span>
    <text:span text:style-name="T1">.</text:span>
   </text:p>
      <text:p text:style-name="Text_20_body">
    <text:span text:style-name="T1">So what’s going on? The constructor allocates an </text:span>
    <text:span text:style-name="Code_20_Inline">
     <text:span text:style-name="T1">int</text:span>
    </text:span>
    <text:span text:style-name="T1">; the destructor deletes an </text:span>
    <text:span text:style-name="Code_20_Inline">
     <text:span text:style-name="T1">int</text:span>
    </text:span>
    <text:span text:style-name="T1">; it all seems correct. The problem is the copy constructor.</text:span>
   </text:p>
      <text:p text:style-name="P8"><text:span text:style-name="T28">“</text:span>What copy constructor?” you ask.</text:p>
      <text:p text:style-name="P8"><text:span text:style-name="T28">“</text:span>The copy constructor that the compiler creates for you,” I answer.</text:p>
      <text:p text:style-name="P8"><text:span text:style-name="T28">“</text:span>Oh, that copy constructor,” you reply comprehendingly.</text:p>
      <text:p text:style-name="Text_20_body">
    <text:span text:style-name="T1">The compiler implicitly writes a copy constructor, assignment operator, destructor, and more for you, performing member-wise copying, assignment, and destruction (and more). In this case, the copy constructor dutifully copies the </text:span>
    <text:span text:style-name="Code_20_Inline">
     <text:span text:style-name="T1">p_</text:span>
    </text:span>
    <text:span text:style-name="T1"> data member. Thus, the original and the copy both contain identical pointers. The first one to be destroyed deletes the memory, leaving the other with a dangling pointer—an invalid pointer. When that other object is destroyed, it tries to delete </text:span>
    <text:span text:style-name="Code_20_Inline">
     <text:span text:style-name="T1">p_</text:span>
    </text:span>
    <text:span text:style-name="T1"> again, but it had already been deleted. Deleting the same address more than once is undefined behavior (unless a </text:span>
    <text:span text:style-name="Code_20_Inline">
     <text:span text:style-name="T1">new</text:span>
    </text:span>
    <text:span text:style-name="T1"> expression has subsequently returned that same address).</text:span>
   </text:p>
      <text:p text:style-name="P1"><text:soft-page-break/>One solution to this kind of problem is to disallow copying, as you learned in Exploration 33:</text:p>
      <text:p text:style-name="Code">class nocopy {</text:p>
      <text:p text:style-name="Code">public:</text:p>
      <text:p text:style-name="Code"><text:span text:style-name="T20"><text:s text:c="3"/></text:span>nocopy(int x) : p_{new int{x}} {}</text:p>
      <text:p text:style-name="Code"><text:span text:style-name="T20"><text:s text:c="3"/></text:span>~nocopy() <text:s text:c="21"/>{ delete p_; }</text:p>
      <text:p text:style-name="Code"><text:span text:style-name="T20"><text:s text:c="3"/></text:span>nocopy(nocopy const&amp;) = delete;</text:p>
      <text:p text:style-name="Code"><text:span text:style-name="T20"><text:s text:c="3"/></text:span>void operator=(nocopy const&amp;) = delete;</text:p>
      <text:p text:style-name="Code">private:</text:p>
      <text:p text:style-name="Code"><text:span text:style-name="T20"><text:s text:c="3"/></text:span>int* p_;</text:p>
      <text:p text:style-name="Code">};</text:p>
      <text:p text:style-name="Text_20_body">
    <text:span text:style-name="T1">On the other hand, this means you can’t copy or assign the objects, which is kind of limiting. Another solution is to make a </text:span>
    <text:span text:style-name="Emphasis">
     <text:span text:style-name="T15">deep copy</text:span>
    </text:span>
    <text:span text:style-name="T1">—that is allocate and copy the dynamic memory. Listing 59-10 shows this solution applied to Listing 59-9.</text:span>
   </text:p>
      <text:p text:style-name="Code_20_Caption"><text:span text:style-name="T21">Listing 59-10.</text:span> Making a Deep Copy</text:p>
      <text:p text:style-name="Code">#include &lt;iostream&gt;</text:p>
      <text:p text:style-name="Code"/>
      <text:p text:style-name="Code">class wrapper</text:p>
      <text:p text:style-name="Code">{</text:p>
      <text:p text:style-name="Code">public:</text:p>
      <text:p text:style-name="Code"><text:span text:style-name="T20"><text:s text:c="3"/></text:span>wrapper(int x) <text:s text:c="11"/>: p_{new int{x}} <text:s text:c="8"/>{}</text:p>
      <text:p text:style-name="Code"><text:span text:style-name="T20"><text:s text:c="3"/></text:span>wrapper(wrapper const&amp; w) : p_{new int{w.value()}} {}</text:p>
      <text:p text:style-name="Code"><text:span text:style-name="T20"><text:s text:c="3"/></text:span>~wrapper() <text:s text:c="40"/>{ delete p_; }</text:p>
      <text:p text:style-name="Code"><text:span text:style-name="T20"><text:s text:c="3"/></text:span>wrapper&amp; operator=(wrapper w)</text:p>
      <text:p text:style-name="Code"><text:span text:style-name="T20"><text:s text:c="3"/></text:span>{</text:p>
      <text:p text:style-name="Code"><text:span text:style-name="T20"><text:s text:c="6"/></text:span>swap(w);</text:p>
      <text:p text:style-name="Code"><text:span text:style-name="T20"><text:s text:c="6"/></text:span>return *this;</text:p>
      <text:p text:style-name="Code"><text:span text:style-name="T20"><text:s text:c="3"/></text:span>}</text:p>
      <text:p text:style-name="Code"><text:span text:style-name="T20"><text:s text:c="3"/></text:span>void swap(wrapper&amp; w)</text:p>
      <text:p text:style-name="Code"><text:span text:style-name="T20"><text:s text:c="3"/></text:span>{</text:p>
      <text:p text:style-name="Code"><text:span text:style-name="T20"><text:s text:c="6"/></text:span>int* tmp{w.p_};</text:p>
      <text:p text:style-name="Code"><text:span text:style-name="T20"><text:s text:c="6"/></text:span>w.p_ = p_;</text:p>
      <text:p text:style-name="Code"><text:span text:style-name="T20"><text:s text:c="6"/></text:span>p_ = tmp;</text:p>
      <text:p text:style-name="Code"><text:span text:style-name="T20"><text:s text:c="3"/></text:span>}</text:p>
      <text:p text:style-name="Code"><text:span text:style-name="T20"><text:s text:c="3"/></text:span>int value() const <text:s text:c="33"/>{ return *p_; }</text:p>
      <text:p text:style-name="Code">private:</text:p>
      <text:p text:style-name="Code"><text:span text:style-name="T20"><text:s text:c="3"/></text:span>int* p_;</text:p>
      <text:p text:style-name="Code">};</text:p>
      <text:p text:style-name="Code"/>
      <text:p text:style-name="Code">void print(wrapper w)</text:p>
      <text:p text:style-name="Code">{</text:p>
      <text:p text:style-name="Code"><text:span text:style-name="T20"><text:s text:c="3"/></text:span>std::cout &lt;&lt; w.value() &lt;&lt; '\n';</text:p>
      <text:p text:style-name="Code">}</text:p>
      <text:p text:style-name="Code"/>
      <text:p text:style-name="Code">wrapper increment(wrapper w)</text:p>
      <text:p text:style-name="Code">{</text:p>
      <text:p text:style-name="Code"><text:span text:style-name="T20"><text:s text:c="3"/></text:span>return wrapper{w.value() + 1};</text:p>
      <text:p text:style-name="Code">}</text:p>
      <text:p text:style-name="Code"/>
      <text:p text:style-name="Code">int main()</text:p>
      <text:p text:style-name="Code">{</text:p>
      <text:p text:style-name="Code"><text:span text:style-name="T20"><text:s text:c="2"/></text:span>wrapper w{42};</text:p>
      <text:p text:style-name="Code"><text:span text:style-name="T20"><text:s text:c="2"/></text:span>print(increment(w));</text:p>
      <text:p text:style-name="Code"><text:soft-page-break/>}</text:p>
      <text:p text:style-name="Text_20_body">
    <text:span text:style-name="T1">The implementation of the assignment operator is interesting, isn’t it? You have a choice of many ways to implement this operator. The swap idiom has the advantage of simplicity. The standard library defines </text:span>
    <text:span text:style-name="Code_20_Inline">
     <text:span text:style-name="T1">swap</text:span>
    </text:span>
    <text:span text:style-name="T1"> functions for the standard containers, and any decent library implements </text:span>
    <text:span text:style-name="Code_20_Inline">
     <text:span text:style-name="T1">swap</text:span>
    </text:span>
    <text:span text:style-name="T1"> as a lightweight, fast function (if the container permits it). Typically, these </text:span>
    <text:span text:style-name="Code_20_Inline">
     <text:span text:style-name="T1">swap</text:span>
    </text:span>
    <text:span text:style-name="T1"> functions work similar to </text:span>
    <text:span text:style-name="Code_20_Inline">
     <text:span text:style-name="T1">wrapper::swap</text:span>
    </text:span>
    <text:span text:style-name="T1">: they copy a few pointers. The trick of the assignment operator is that it takes its argument by value, not by reference. The compiler uses the copy constructor to make a copy of the source of the assignment; the </text:span>
    <text:span text:style-name="Code_20_Inline">
     <text:span text:style-name="T1">swap</text:span>
    </text:span>
    <text:span text:style-name="T1"> function then swaps the current </text:span>
    <text:span text:style-name="Code_20_Inline">
     <text:span text:style-name="T1">p_</text:span>
    </text:span>
    <text:span text:style-name="T1"> value with the copy. The copy will be freed after the assignment operator returns, thereby cleaning up the original pointer, leaving the object with a deep copy of the assignment source, which is exactly what you want to have happen. It is not an optimal implementation, but it’s easy and adequate until you learn more in coming Explorations.</text:span>
   </text:p>
      <text:p text:style-name="Text_20_body">
    <text:span text:style-name="T1">Deep copies are fine in some cases, but in others, they are wasteful. The pseudo-</text:span>
    <text:span text:style-name="Code_20_Inline">
     <text:span text:style-name="T1">make</text:span>
    </text:span>
    <text:span text:style-name="T1"> program should never need to copy </text:span>
    <text:span text:style-name="Code_20_Inline">
     <text:span text:style-name="T1">artifact</text:span>
    </text:span>
    <text:span text:style-name="T1"> objects. Each </text:span>
    <text:span text:style-name="Code_20_Inline">
     <text:span text:style-name="T1">artifact</text:span>
    </text:span>
    <text:span text:style-name="T1"> object in the program represents a single artifact in the real world, and the real world doesn’t magically make copies willy-nilly, so the program shouldn’t either. Instead, you can move real objects from place to place. So why not move </text:span>
    <text:span text:style-name="Code_20_Inline">
     <text:span text:style-name="T1">artifact</text:span>
    </text:span>
    <text:span text:style-name="T1"> objects in the program? That is the topic for the next Exploration.</text:span>
   </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c7e5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9 </text:span>
     <text:span text:style-name="MT2"></text:span>
     <text:span text:style-name="MT3"> Dynamic Memory</text:span>
    </text:p>
      </style:header>
      <style:header-left style:display="false">
        <text:p text:style-name="Header">
     <text:span text:style-name="MT3">CHAPTER 59 </text:span>
     <text:span text:style-name="MT2"></text:span>
     <text:span text:style-name="MT3"> Dynamic Memory</text:span>
    </text:p>
      </style:header-left>
      <style:footer>
        <text:p text:style-name="MP2">
     <text:page-number text:select-page="current">13</text:page-number>
    </text:p>
      </style:footer>
      <style:footer-left style:display="false">
        <text:p text:style-name="Footer">
     <text:page-number text:select-page="current">14</text:page-number>
    </text:p>
      </style:footer-left>
    </style:master-page>
    <style:master-page style:name="First_20_Page" style:display-name="First Page" style:page-layout-name="Mpm2" style:next-style-name="Standard">
      <style:header>
        <text:tracked-changes>
          <text:changed-region xml:id="ct142849056" text:id="ct142849056">
            <text:deletion>
              <office:change-info>
                <dc:creator>Ray Lischner</dc:creator>
                <dc:date>2013-11-09T09:46:00</dc:date>
              </office:change-info>
              <text:p text:style-name="Chapter_20_Number">C H A P T E R</text:p>
            </text:deletion>
          </text:changed-region>
          <text:changed-region xml:id="ct134904176" text:id="ct134904176">
            <text:insertion>
              <office:change-info>
                <dc:creator>Ray Lischner</dc:creator>
                <dc:date>2013-11-09T09:4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2849056"/><text:change-start text:change-id="ct134904176"/><text:span text:style-name="MT4">E X P L O R A T I O N</text:span><text:change-end text:change-id="ct134904176"/><text:s/>5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5:00</meta:creation-date>
    <dc:creator>Ray Lischner</dc:creator>
    <dc:date>2013-11-09T09:59:33</dc:date>
    <meta:print-date>2009-03-19T10:05:00</meta:print-date>
    <meta:editing-cycles>7</meta:editing-cycles>
    <meta:editing-duration>PT22M5S</meta:editing-duration>
    <meta:generator>LibreOffice/4.0-5$Linux_X86_64 LibreOffice_project/400m0$Build-305</meta:generator>
    <meta:document-statistic meta:table-count="0" meta:image-count="0" meta:object-count="0" meta:page-count="15" meta:paragraph-count="478" meta:word-count="4332" meta:character-count="28820" meta:non-whitespace-character-count="23449"/>
    <meta:user-defined meta:name="Chapter Number">5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